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8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3.7cm" svg:x="10.7cm" svg:y="23.6cm">
          <text:p text:style-name="P1">new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cm" svg:y1="24.8cm" svg:x2="25.9cm" svg:y2="24.7cm">
          <text:p/>
        </draw:line>
        <draw:custom-shape draw:style-name="gr3" draw:text-style-name="P1" draw:layer="layout" svg:width="43.6cm" svg:height="17.1cm" svg:x="6.5cm" svg:y="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1cm" svg:height="0.996cm" svg:x="10.7cm" svg:y="20.404cm">
          <draw:text-box>
            <text:p>工作目录</text:p>
          </draw:text-box>
        </draw:frame>
        <draw:custom-shape draw:style-name="gr5" draw:text-style-name="P1" draw:layer="layout" svg:width="7.8cm" svg:height="12.4cm" svg:x="24.5cm" svg:y="2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7.699cm" svg:y1="29.688cm" svg:x2="27.699cm" svg:y2="29.688cm" svg:d="M27699 29688z" svg:viewBox="0 0 1 1">
          <text:p/>
        </draw:connector>
        <draw:custom-shape draw:style-name="gr3" draw:text-style-name="P1" draw:layer="layout" svg:width="7.9cm" svg:height="12.4cm" svg:x="8.3cm" svg:y="2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cm" svg:height="12.4cm" svg:x="40.2cm" svg:y="22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1cm" svg:height="0.996cm" svg:x="27.1cm" svg:y="20.304cm">
          <draw:text-box>
            <text:p>暂存区</text:p>
          </draw:text-box>
        </draw:frame>
        <draw:frame draw:style-name="gr6" draw:layer="layout" svg:width="3.1cm" svg:height="1.1cm" svg:x="42.6cm" svg:y="20.5cm">
          <draw:text-box>
            <text:p>本地仓库</text:p>
          </draw:text-box>
        </draw:frame>
        <draw:frame draw:style-name="gr4" draw:layer="layout" svg:width="3.1cm" svg:height="0.996cm" svg:x="18cm" svg:y="23.4cm">
          <draw:text-box>
            <text:p>git add</text:p>
          </draw:text-box>
        </draw:frame>
        <draw:custom-shape draw:style-name="gr1" draw:text-style-name="P1" draw:layer="layout" svg:width="3cm" svg:height="3.7cm" svg:x="26.7cm" svg:y="23.9cm">
          <text:p text:style-name="P1">new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0.9cm" svg:y1="24.9cm" svg:x2="41.5cm" svg:y2="24.9cm">
          <text:p/>
        </draw:line>
        <draw:frame draw:style-name="gr4" draw:layer="layout" svg:width="5cm" svg:height="0.996cm" svg:x="34cm" svg:y="23.6cm">
          <draw:text-box>
            <text:p>git commit</text:p>
          </draw:text-box>
        </draw:frame>
        <draw:custom-shape draw:style-name="gr1" draw:text-style-name="P1" draw:layer="layout" svg:width="3cm" svg:height="3.7cm" svg:x="42.7cm" svg:y="23.7cm">
          <text:p text:style-name="P1">new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1cm" svg:y1="27cm" svg:x2="41.5cm" svg:y2="27cm">
          <text:p/>
        </draw:line>
        <draw:line draw:style-name="gr7" draw:text-style-name="P1" draw:layer="layout" svg:x1="14.7cm" svg:y1="27cm" svg:x2="25.8cm" svg:y2="27cm">
          <text:p/>
        </draw:line>
        <draw:frame draw:style-name="gr4" draw:layer="layout" svg:width="7.2cm" svg:height="0.996cm" svg:x="34.2cm" svg:y="25.504cm">
          <draw:text-box>
            <text:p>git reset HEAD </text:p>
          </draw:text-box>
        </draw:frame>
        <draw:frame draw:style-name="gr4" draw:layer="layout" svg:width="5cm" svg:height="0.996cm" svg:x="18cm" svg:y="25.5cm">
          <draw:text-box>
            <text:p>git check --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09-19T22:09:56.606616751</dc:date>
    <meta:editing-duration>PT7H9M38S</meta:editing-duration>
    <meta:editing-cycles>165</meta:editing-cycles>
    <meta:generator>LibreOffice/4.2.6.3$Linux_x86 LibreOffice_project/420m0$Build-3</meta:generator>
    <meta:document-statistic meta:object-count="19"/>
  </office:meta>
</office:document-meta>
</file>